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fo:font-weight="bold" style:font-weight-asian="bold" style:font-weight-complex="bold" fo:language="en" fo:country="US"/>
    </style:style>
    <style:style style:name="T4" style:parent-style-name="DefaultParagraphFont" style:family="text">
      <style:text-properties fo:language="en" fo:country="US"/>
    </style:style>
    <style:style style:name="P5" style:parent-style-name="ListParagraph" style:family="paragraph">
      <style:text-properties fo:language="en" fo:country="US"/>
    </style:style>
    <style:style style:name="P6" style:parent-style-name="ListParagraph" style:family="paragraph">
      <style:text-properties fo:language="en" fo:country="US"/>
    </style:style>
    <style:style style:name="P7" style:parent-style-name="ListParagraph" style:family="paragraph">
      <style:text-properties fo:language="en" fo:country="US"/>
    </style:style>
    <style:style style:name="P8" style:parent-style-name="ListParagraph" style:family="paragraph">
      <style:text-properties fo:language="en" fo:country="US"/>
    </style:style>
    <style:style style:name="P9" style:parent-style-name="ListParagraph" style:family="paragraph">
      <style:text-properties fo:language="en" fo:country="US"/>
    </style:style>
    <style:style style:name="P10" style:parent-style-name="ListParagraph" style:list-style-name="LFO1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T31" style:parent-style-name="DefaultParagraphFont" style:family="text">
      <style:text-properties fo:language="en" fo:country="US"/>
    </style:style>
    <style:style style:name="T32" style:parent-style-name="DefaultParagraphFont" style:family="text">
      <style:text-properties fo:language="en" fo:country="US"/>
    </style:style>
    <style:style style:name="T33" style:parent-style-name="DefaultParagraphFont" style:family="text">
      <style:text-properties fo:language="en" fo:country="US"/>
    </style:style>
    <style:style style:name="T34" style:parent-style-name="DefaultParagraphFont" style:family="text">
      <style:text-properties fo:language="en" fo:country="US"/>
    </style:style>
    <style:style style:name="T35" style:parent-style-name="DefaultParagraphFont" style:family="text">
      <style:text-properties fo:language="en" fo:country="US"/>
    </style:style>
  </office:automatic-styles>
  <office:body>
    <office:text text:use-soft-page-breaks="true">
      <text:list text:style-name="LFO1" text:continue-numbering="true">
        <text:list-item>
          <text:p text:style-name="P1"><text:span text:style-name="T2">With the help of an example explain why the Multinomial Naïve bayes Independent assumptions are</text:span><text:span text:style-name="T3"><text:s/>incorrect</text:span><text:span text:style-name="T4"><text:s/>?</text:span></text:p>
        </text:list-item>
      </text:list>
      <text:p text:style-name="P5"/>
      <text:p text:style-name="P6">-Bag of words,<text:s/>this is good movie, this is not a good movie, order of words is relevant</text:p>
      <text:p text:style-name="P7">-Probability of <text:s/>words in sentence is not independently but may be dependent<text:s/></text:p>
      <text:p text:style-name="P8"/>
      <text:p text:style-name="P9"/>
      <text:list text:style-name="LFO1" text:continue-numbering="true">
        <text:list-item>
          <text:p text:style-name="P10">Select the most appropriate stop words to be removed from the two bags of words(a.k.a word clouds) shown below<text:s/>;<text:s/>one per cloud Word’s font sizes are proportional to their frequency in the corpus.</text:p>
        </text:list-item>
      </text:list>
      <text:p text:style-name="P11"/>
      <text:p text:style-name="P12"/>
      <text:p text:style-name="P13">Doc <text:s text:c="7"/>words<text:tab/><text:tab/><text:tab/><text:tab/><text:tab/>classs</text:p>
      <text:p text:style-name="P14">1 <text:s text:c="13"/>Paris is the capital of France<text:tab/><text:tab/>FR</text:p>
      <text:p text:style-name="P15">2 <text:s text:c="12"/>Nice is the city in France<text:tab/><text:tab/>FR<text:tab/></text:p>
      <text:p text:style-name="P16">3<text:tab/>Dublin is the capital of Ireland<text:tab/><text:tab/>IE<text:tab/></text:p>
      <text:p text:style-name="P17">4 <text:s text:c="11"/>Limerick is a city in Ireland<text:tab/><text:tab/>IE</text:p>
      <text:p text:style-name="P18"/>
      <text:p text:style-name="P19">TEST</text:p>
      <text:p text:style-name="P20">5<text:tab/>University of Paris</text:p>
      <text:p text:style-name="P21"/>
      <text:p text:style-name="P22">Priors---P(FR)---0.5</text:p>
      <text:p text:style-name="P23"><text:s text:c="15"/>P(IE)---0.5</text:p>
      <text:p text:style-name="P24">Stop words—of<text:s/></text:p>
      <text:p text:style-name="P25">Unknown words—university</text:p>
      <text:p text:style-name="P26">So only paris has to considered</text:p>
      <text:p text:style-name="P27">Conditional Probabaility---unknown word <text:s/>is not considered</text:p>
      <text:p text:style-name="P28"><text:s/></text:p>
      <text:p text:style-name="P29"><text:tab/><text:tab/></text:p>
      <text:p text:style-name="P30"><text:tab/><text:tab/>P(Paris/IE)=0+1/6+8</text:p>
      <text:p text:style-name="Normal"><text:span text:style-name="T31"><text:tab/></text:span><text:span text:style-name="T32"><text:tab/>P(</text:span><text:span text:style-name="T33">Paris/FR</text:span><text:span text:style-name="T34">)=</text:span><text:span text:style-name="T35">(1+1)/(6+8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khil raghunath</meta:initial-creator>
    <dc:creator>Akhil raghunath</dc:creator>
    <meta:creation-date>2023-11-13T09:19:00Z</meta:creation-date>
    <dc:date>2023-11-13T14:03:00Z</dc:date>
    <meta:template xlink:href="Normal" xlink:type="simple"/>
    <meta:editing-cycles>1</meta:editing-cycles>
    <meta:editing-duration>PT17040S</meta:editing-duration>
    <meta:document-statistic meta:page-count="1" meta:paragraph-count="1" meta:word-count="141" meta:character-count="946" meta:row-count="6" meta:non-whitespace-character-count="806"/>
  </office:meta>
</office:document-meta>
</file>